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00ff00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T1" style:family="text">
      <style:text-properties fo:color="#00ff00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 presentation:user-transformed="true">
          <draw:text-box>
            <text:p><text:span text:style-name="T1">Putting stuff on maps 101</text:span></text:p>
          </draw:text-box>
        </draw:frame>
        <draw:frame presentation:style-name="pr2" draw:text-style-name="P2" draw:layer="layout" svg:width="25.191cm" svg:height="13.863cm" svg:x="1.399cm" svg:y="4.9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Outline</text:span>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What is spatial information?</text:p>
              </text:list-item>
              <text:list-item>
                <text:p>What is geoprocessing?</text:p>
              </text:list-item>
              <text:list-item>
                <text:p>Why is important to scientific computing?</text:p>
              </text:list-item>
              <text:list-item>
                <text:p>What <text:s/>tools are available?</text:p>
              </text:list-item>
              <text:list-item>
                <text:p>Data formats, projections, resolution, …</text:p>
              </text:list-item>
              <text:list-item>
                <text:p>Excercises</text:p>
                <text:list>
                  <text:list-item>
                    <text:p>Getting <text:s/>spatial data in and out of your program</text:p>
                  </text:list-item>
                  <text:list-item>
                    <text:p>Viewing spatial data </text:p>
                  </text:list-item>
                  <text:list-item>
                    <text:p>Processing exampl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 presentation:user-transformed="true">
          <draw:text-box>
            <text:p><text:span text:style-name="T1">Why?</text:span></text:p>
          </draw:text-box>
        </draw:frame>
        <draw:frame presentation:style-name="pr5" draw:layer="layout" svg:width="25.191cm" svg:height="13.86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3.507cm" svg:x="1.399cm" svg:y="0.837cm" presentation:class="title">
          <draw:text-box>
            <text:p><text:span text:style-name="T1">Get The Source</text:span></text:p>
          </draw:text-box>
        </draw:frame>
        <draw:frame presentation:style-name="pr5" draw:text-style-name="P4" draw:layer="layout" svg:width="27.533cm" svg:height="13.863cm" svg:x="0.407cm" svg:y="4.915cm" presentation:class="outline" presentation:user-transformed="true">
          <draw:text-box>
            <text:list text:style-name="L2">
              <text:list-item>
                <text:p><text:span text:style-name="T2">Open a terminal</text:span></text:p>
              </text:list-item>
              <text:list-item>
                <text:p><text:span text:style-name="T2">svn checkout http://oles-tutorials.googlecode.com/svn/trunk/scipy2011 </text:span></text:p>
              </text:list-item>
              <text:list-item>
                <text:p><text:span text:style-name="T2">Create environment variable in .bashrc:</text:span></text:p>
              </text:list-item>
              <text:list-item>
                <text:p><text:span text:style-name="T2">export PYTHONPATH=$HOME/geoprocessing_tutorial</text:span></text:p>
              </text:list-item>
              <text:list-item>
                <text:p><text:span text:style-name="T2">source .bashrc </text:span></text:p>
              </text:list-item>
              <text:list-item>
                <text:p><text:span text:style-name="T2">cd geoprocessing_tutorial/exercises</text:span></text:p>
              </text:list-item>
              <text:list-item>
                <text:p><text:span text:style-name="T2">python test_installation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Exercise 5</text:p>
          </draw:text-box>
        </draw:frame>
        <draw:frame presentation:style-name="pr5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elso </meta:initial-creator>
    <meta:creation-date>2011-11-14T10:19:50</meta:creation-date>
    <meta:editing-duration>PT3H25M21S</meta:editing-duration>
    <meta:editing-cycles>10</meta:editing-cycles>
    <dc:date>2011-11-27T20:26:35</dc:date>
    <dc:creator>Robyn Ole</dc:creator>
    <meta:generator>LibreOffice/3.3$Linux LibreOffice_project/330m19$Build-401</meta:generator>
    <meta:document-statistic meta:object-count="41"/>
  </office:meta>
</office:document-meta>
</file>